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paragraph-properties fo:text-align="justify" style:justify-single-word="false"/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DejaVu Sans Mono"/>
    </style:style>
    <style:style style:name="P13" style:family="paragraph" style:parent-style-name="Text_20_body">
      <style:text-properties style:font-name="DejaVu Sans Mono" fo:font-size="10pt" style:font-size-asian="10pt" style:font-size-complex="10pt"/>
    </style:style>
    <style:style style:name="P14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5" style:family="paragraph" style:parent-style-name="Text_20_body">
      <style:paragraph-properties fo:text-align="justify" style:justify-single-word="false"/>
      <style:text-properties style:font-name="Arial1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text-align="justify" style:justify-single-word="false"/>
      <style:text-properties style:font-name="Arial"/>
    </style:style>
    <style:style style:name="P20" style:family="paragraph" style:parent-style-name="Text_20_body">
      <style:paragraph-properties fo:text-align="justify" style:justify-single-word="false"/>
      <style:text-properties style:font-name="Arial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4" style:family="paragraph" style:parent-style-name="Text_20_body" style:list-style-name="L1">
      <style:text-properties style:font-name="Arial"/>
    </style:style>
    <style:style style:name="P25" style:family="paragraph" style:parent-style-name="Text_20_body" style:list-style-name="L2">
      <style:text-properties style:font-name="Arial"/>
    </style:style>
    <style:style style:name="P26" style:family="paragraph" style:parent-style-name="Text_20_body">
      <style:text-properties style:font-name="DejaVu Sans Mono" fo:font-size="10pt" style:font-size-asian="10pt" style:font-size-complex="10pt"/>
    </style:style>
    <style:style style:name="P27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28" style:family="paragraph" style:parent-style-name="Text_20_body" style:list-style-name="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29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0" style:family="paragraph" style:parent-style-name="Text_20_body">
      <style:text-properties style:font-name="arial" fo:font-size="10pt" style:font-size-asian="10pt" style:font-size-complex="10pt"/>
    </style:style>
    <style:style style:name="P31" style:family="paragraph" style:parent-style-name="Text_20_body" style:list-style-name="L1"/>
    <style:style style:name="P32" style:family="paragraph" style:parent-style-name="Text_20_body" style:list-style-name="L2"/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style:font-name="Arial"/>
    </style:style>
    <style:style style:name="P35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36" style:family="paragraph" style:parent-style-name="Heading_20_2">
      <style:paragraph-properties fo:text-align="justify" style:justify-single-word="false"/>
      <style:text-properties style:font-name="Arial1"/>
    </style:style>
    <style:style style:name="P37" style:family="paragraph" style:parent-style-name="Heading_20_2" style:list-style-name=""/>
    <style:style style:name="P38" style:family="paragraph" style:parent-style-name="Heading_20_2" style:list-style-name="">
      <style:text-properties style:font-name="Arial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paragraph-properties fo:break-before="page"/>
      <style:text-properties style:font-name="Arial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18">1Pré-requis à l'installation sous « Mandriva »<text:tab/>3</text:p>
          <text:p text:style-name="P17">1.1Installation des paquetages<text:tab/>3</text:p>
          <text:p text:style-name="P17">1.2Installation du server MySQL<text:tab/>4</text:p>
          <text:p text:style-name="P17">1.3Installation de libvlc-gtk<text:tab/>5</text:p>
          <text:p text:style-name="P17">1.4Création de l'autorité de certification et du certificat server<text:tab/>6</text:p>
          <text:p text:style-name="P17">1.5Préparation d'un nouveau client<text:tab/>7</text:p>
          <text:p text:style-name="P18">2Compilation des sources<text:tab/>8</text:p>
          <text:p text:style-name="P18">3Lancement du logiciel serveur<text:tab/>9</text:p>
          <text:p text:style-name="P18">4Lancement du logiciel client<text:tab/>10</text:p>
          <text:p text:style-name="P18">5Liens/Contact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P8"/>
      <text:h text:style-name="Heading_20_1" text:outline-level="1">Pré-requis à l'installation sous « Mandriva »</text:h>
      <text:p text:style-name="Text_20_body"/>
      <text:p text:style-name="P11">Ce chapitre décrit le processus à suivre pour installer, préparer et configurer les logiciels détaillés ci dessus.</text:p>
      <text:p text:style-name="P15"/>
      <text:p text:style-name="P15">Nous considérons qu'une machine « Server » est installée avec la dernière version disponible de « Mandriva », et correctement configurée, notamment concernant les déclarations des dépots RPM.</text:p>
      <text:h text:style-name="P36" text:outline-level="2">Installation des paquetages</text:h>
      <text:p text:style-name="P11"/>
      <text:p text:style-name="P11">Sur la machine « Server », lancer en tant que « root », les commandes suivantes:</text:p>
      <text:p text:style-name="P12"/>
      <text:p text:style-name="P14">[root@Server ~]# useradd watchdog -d /var/~Home </text:p>
      <text:p text:style-name="P14">[root@Server ~]# passwd watchdog </text:p>
      <text:p text:style-name="P14"/>
      <text:p text:style-name="P14">[root@Server ~]# urpmi autoconf automake make libtool </text:p>
      <text:p text:style-name="P14">[root@Server ~]# urpmi bison flex </text:p>
      <text:p text:style-name="P14"/>
      <text:p text:style-name="P14">[root@Server ~]# urpmi gcc gcc-c++ </text:p>
      <text:p text:style-name="P14">[root@Server ~]# urpmi glib2-devel libgnomeui2-devel</text:p>
      <text:p text:style-name="P14">[root@Server ~]# urpmi gtksourceview-devel </text:p>
      <text:p text:style-name="P14">[root@Server ~]# urpmi goocanvas-devel libvlc-devel</text:p>
      <text:p text:style-name="P14">[root@Server ~]# urpmi nut-devel mysql-devel </text:p>
      <text:p text:style-name="P14">[root@Server ~]# urpmi gnokii-devel</text:p>
      <text:p text:style-name="P14">[root@Server ~]# urpmi gtkdatabox-devel ungif4-devel</text:p>
      <text:p text:style-name="P14">[root@Server ~]# urpmi libvlc-devel </text:p>
      <text:p text:style-name="P14">[root@Server ~]# urpmi libcurl-devel </text:p>
      <text:p text:style-name="P28">[root@Server ~]# urpmi espeak </text:p>
      <text:h text:style-name="P39" text:outline-level="2">Installation du server MySQL</text:h>
      <text:p text:style-name="P12"/>
      <text:p text:style-name="P11">Par défaut, le serveur de base de données est installé sur la même machine que le serveur Watchdog. Il peut cependant être déporté sur n'importe quelle autre machine.</text:p>
      <text:p text:style-name="P11"/>
      <text:p text:style-name="P11">Sur la machine « Server », lancer en tant que « root », les commandes suivantes:</text:p>
      <text:p text:style-name="P12"/>
      <text:p text:style-name="P13">[root@Server ~]# urpmi MySQL-server </text:p>
      <text:p text:style-name="P13">[root@Server ~]# /usr/bin/mysqladmin -u root password changeit </text:p>
      <text:p text:style-name="P13">[root@Server ~]# /usr/bin/mysqladmin -u root -p create WatchdogDB </text:p>
      <text:p text:style-name="P13">[root@Server ~]$ /usr/bin/mysql_secure_installation </text:p>
      <text:p text:style-name="P13">[root@Server ~]# mysql -u root -p WatchdogDB </text:p>
      <text:p text:style-name="P13">Enter password: </text:p>
      <text:p text:style-name="P13">Welcome to the MySQL monitor. <text:s/>Commands end with ; or \g. </text:p>
      <text:p text:style-name="P13">mysql&gt; CREATE USER 'watchdog' IDENTIFIED BY 'seb'; </text:p>
      <text:p text:style-name="P13">Query OK, 0 rows affected (0.00 sec) </text:p>
      <text:p text:style-name="P13">mysql&gt; GRANT SELECT, INSERT, UPDATE, DELETE, EVENT ON WatchdogDB.* TO 'watchdog'; </text:p>
      <text:p text:style-name="P13">mysql&gt; source init_db.sql </text:p>
      <text:p text:style-name="P13">mysql&gt; exit </text:p>
      <text:h text:style-name="P38" text:outline-level="2"/>
      <text:h text:style-name="P40" text:outline-level="2">Installation de libvlc-gtk</text:h>
      <text:p text:style-name="P11"/>
      <text:p text:style-name="P11">Sur la machine « Server », lancer en tant que « watchdog », les commandes suivantes :</text:p>
      <text:p text:style-name="P13"/>
      <text:p text:style-name="P13">[watchdog@Server ~]$ mkdir directory; cd directory </text:p>
      <text:p text:style-name="P13">[watchdog@Server directory]$ svn checkout http://libvlc-gtk.googlecode.com/svn/trunk/ . </text:p>
      <text:p text:style-name="P13">[watchdog@Server directory]$ aclocal; libtoolize; autoheader; autoconf; automake --add-missing </text:p>
      <text:p text:style-name="P13">[watchdog@Server directory]$ ./configure; make </text:p>
      <text:p text:style-name="P13">[watchdog@Server directory]$ su </text:p>
      <text:p text:style-name="P13">Password: </text:p>
      <text:p text:style-name="P13">[root@Server directory]# make install </text:p>
      <text:p text:style-name="P13">[root@Server directory]# exit </text:p>
      <text:p text:style-name="P13">[watchdog@Server directory]$ cd .. </text:p>
      <text:p text:style-name="P13">[watchdog@Server ~]$ rm -rf directory </text:p>
      <text:p text:style-name="P13"/>
      <text:h text:style-name="P40" text:outline-level="2">Installation de MbrOLA</text:h>
      <text:p text:style-name="P11"/>
      <text:p text:style-name="P11">Attention, ce logiciel de synthèse vocale n'est pas sous licence GPL. Les sources et binaires ne sont donc pas fournies par « Watchdog », et vous devez vous meme allez les chercher sur le site internet dédié.</text:p>
      <text:p text:style-name="P11">Allez sur le site <text:a xlink:type="simple" xlink:href="http://tcts.fpms.ac.be/synthesis/">http://tcts.fpms.ac.be/synthesis/</text:a> et télécharger les binaires et les voix françaises fr1 à fr7.</text:p>
      <text:p text:style-name="P11"/>
      <text:p text:style-name="P11">Copiez, sur la machine « Server », en tant que « watchdog », les fichiers « frX » dans le répertoire HOME. Puis adaptez les droits des fichiers en conséquence</text:p>
      <text:p text:style-name="P14">[watchdog@Server ~]# chmod -R 755 fr*</text:p>
      <text:p text:style-name="P14"/>
      <text:p text:style-name="P11">Copiez, sur la machine « Server », en tant que « root », le fichier binaire MBROLA-i386 dans le répertoire « /usr/local/bin », et adaptez les droits en conséquence</text:p>
      <text:p text:style-name="P13">[root@Server /usr/local/bin]# chmod 755 mbrola-linux-i386 </text:p>
      <text:p text:style-name="P13"/>
      <text:h text:style-name="P39" text:outline-level="2">Création de l'autorité de certification et du certificat server</text:h>
      <text:p text:style-name="Text_20_body"/>
      <text:p text:style-name="P11">L'outil nécessite une autorité de certification pour signer les certificats de chiffrements et d'authentification. Si vous n'en disposez pas, voici une méthode pour en créer une.</text:p>
      <text:p text:style-name="P11"/>
      <text:p text:style-name="P11">Sur la machine « Server », lancer en tant que « watchdog », les commandes suivantes :</text:p>
      <text:p text:style-name="P14"/>
      <text:p text:style-name="P5">[watchdog@Server ~]$ openssl req -newkey rsa:2048 -nodes -x509 -days 3650 -keyout cakey.pem -out cacert.pem </text:p>
      <text:p text:style-name="P13"/>
      <text:p text:style-name="P13">[watchdog@Server ~]$ openssl req -newkey rsa:2048 -nodes -days 3650 -keyout serveurkey.pem -out serveurcert.req </text:p>
      <text:p text:style-name="P13"/>
      <text:p text:style-name="P13">[watchdog@Server ~]$ mkdir newcerts </text:p>
      <text:p text:style-name="P13">[watchdog@Server ~]$ touch index.txt </text:p>
      <text:p text:style-name="P13">[watchdog@Server ~]$ echo "01" &gt; serial </text:p>
      <text:p text:style-name="P13">[watchdog@Server ~]$ openssl ca -config openssl.cnf -in serveurcert.req -out serveursigne.pem </text:p>
      <text:h text:style-name="P37" text:outline-level="2"/>
      <text:h text:style-name="P39" text:outline-level="2">Préparation d'un nouveau client</text:h>
      <text:h text:style-name="P20" text:outline-level="1"/>
      <text:p text:style-name="P11">L'installation précise la configuration pour un user « watchdoguser ». Bien sûr, n'importe quel utilisateur standard de la machine pourra être utilisé en lieu en place.</text:p>
      <text:p text:style-name="P11"/>
      <text:p text:style-name="P11">Sur la machine « Client », lancer en tant que « root », les commandes suivantes :</text:p>
      <text:h text:style-name="P29" text:outline-level="1"/>
      <text:p text:style-name="P13">[root@Client root]# useradd watchdoguser </text:p>
      <text:p text:style-name="P13">[root@Client root]# passwd watchdoguser </text:p>
      <text:p text:style-name="P13"/>
      <text:p text:style-name="P11">Sur la machine « Client », lancer en tant que « watchdoguser », les commandes suivantes :</text:p>
      <text:p text:style-name="P14"/>
      <text:p text:style-name="P13">[watchdoguser@Client ~]$ mkdir .watchdog; cd .watchdog </text:p>
      <text:p text:style-name="P13">[watchdoguser@Client .watchdog]$ openssl req -newkey rsa:2048 -nodes -days 3650 -keyout clientkey.pem -out clientcert.req </text:p>
      <text:p text:style-name="P13"/>
      <text:p text:style-name="P11">Déplacer le fichier « clientcert.req » sur la machine « Server », dans le répertoire home de l'utilisateur « watchdog ».</text:p>
      <text:p text:style-name="P11"/>
      <text:p text:style-name="P11">Sur la machine « Server », lancer en tant que « watchdog », les commandes suivantes :</text:p>
      <text:h text:style-name="P22" text:outline-level="1"/>
      <text:p text:style-name="P13">[watchdog@Server ~]$ openssl ca -config openssl.cnf -in clientcert.req -out clientsigne.pem </text:p>
      <text:p text:style-name="P30"/>
      <text:p text:style-name="P16">Déplacer le fichier « clientsigne.pem » sur la machine « Client », dans le répertoire « .watchdog » de l'utilisateur « watchdoguser ».</text:p>
      <text:h text:style-name="P33" text:outline-level="1">Compilation des sources</text:h>
      <text:p text:style-name="P9"/>
      <text:p text:style-name="P11">La procédure d'installation et compilation des sources est la même pour la machine « Server » et la machine « Client ».</text:p>
      <text:p text:style-name="P11"/>
      <text:p text:style-name="P11">Connectez vous à la machine « Server », en tant que user « watchdog ».</text:p>
      <text:p text:style-name="P11"/>
      <text:p text:style-name="P11">Télécharger les sources du logiciel, en SVN, et installer le logiciel via les commandes suivantes :</text:p>
      <text:p text:style-name="P11"/>
      <text:p text:style-name="P14">[watchdog@Server ~]$ svn co svn://seblef.dyndns.org/branches-2.x/ SRC</text:p>
      <text:p text:style-name="P6">[watchdog@Server ~]$ cd SRC</text:p>
      <text:p text:style-name="P5">[watchdog@Server ~]$ aclocal; libtoolize; autoheader; autoconf; automake --add-missing </text:p>
      <text:p text:style-name="P13">[watchdog@Server ~]$ ./configure </text:p>
      <text:p text:style-name="P13">[watchdog@Server ~]$ su </text:p>
      <text:p text:style-name="P13">Password: </text:p>
      <text:p text:style-name="P13">[root@Server WatchdogHome]# make install </text:p>
      <text:p text:style-name="P14">[root@Server WatchdogHome]# exit </text:p>
      <text:p text:style-name="P6">[watchdog@Server ~]$ cd ..</text:p>
      <text:p text:style-name="P6">[watchdog@Server ~]$ rm -rf SRC</text:p>
      <text:p text:style-name="P6"/>
      <text:p text:style-name="P7"/>
      <text:p text:style-name="P7">Répétez la procédure sur la machine « Client ».</text:p>
      <text:h text:style-name="P35" text:outline-level="1">Lancement du logiciel serveur</text:h>
      <text:p text:style-name="P11"/>
      <text:p text:style-name="P11">Lors du tout premier lancement, sur la machine « Server », lancer en tant que « watchdog », les commandes suivantes :</text:p>
      <text:p text:style-name="P21"/>
      <text:p text:style-name="P5">[watchdog@Server ~]$ Watchdogd –initrsa </text:p>
      <text:p text:style-name="P5"/>
      <text:p text:style-name="P23"/>
      <text:p text:style-name="P23">Sur la machine « Server », lancer en tant que « watchdog », les commandes suivantes :</text:p>
      <text:p text:style-name="P23"/>
      <text:p text:style-name="P14">[watchdog@Server ~]$ Watchdogd </text:p>
      <text:h text:style-name="P35" text:outline-level="1">Lancement du logiciel client</text:h>
      <text:p text:style-name="P11"/>
      <text:p text:style-name="P23">Sur la machine « Client », lancer en tant que « watchdoguser », la commande suivante :</text:p>
      <text:p text:style-name="P23"/>
      <text:p text:style-name="P13">[watchdoguser@Client ~]$ Watchdog-client</text:p>
      <text:h text:style-name="P34" text:outline-level="1">Liens/Contacts</text:h>
      <text:p text:style-name="P10"/>
      <text:p text:style-name="P10">Les différentes personnes ayant contribué au projet sont :</text:p>
      <text:list xml:id="list744176033" text:style-name="L1">
        <text:list-item>
          <text:p text:style-name="P31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24">Architecture Technique, Module de contrôle/commande, Logistique, Programmation D.L.S, Beta-testeur Watchdog.</text:p>
            </text:list-item>
          </text:list>
        </text:list-item>
        <text:list-item>
          <text:p text:style-name="P31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24">Développeur, Programmation D.L.S, Bêta-testeur Watchdog</text:p>
            </text:list-item>
          </text:list>
        </text:list-item>
      </text:list>
      <text:p text:style-name="P10"/>
      <text:p text:style-name="P10">Les sources du logiciel peuvent être téléchargées sur les sites internets suivants :</text:p>
      <text:list xml:id="list626938511" text:style-name="L2">
        <text:list-item>
          <text:p text:style-name="P32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25">Format SVN : svn://seblef.dyndns.org/branches-2.x/</text:p>
        </text:list-item>
      </text:list>
      <text:p text:style-name="P10"/>
      <text:p text:style-name="P10"/>
      <text:p text:style-name="P10">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23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u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8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12</text:page-number>/<text:page-count>12</text:page-count></text:p>
              <text:p text:style-name="MP2"><text:date style:data-style-name="N37" text:date-value="2010-07-25T20:07:53.99">25/07/10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0-07-25T20:07:54</dc:date>
    <meta:editing-duration>PT08H05M53S</meta:editing-duration>
    <meta:editing-cycles>67</meta:editing-cycles>
    <meta:generator>OpenOffice.org/3.2$Linux OpenOffice.org_project/320m12$Build-9483</meta:generator>
    <meta:document-statistic meta:table-count="2" meta:image-count="2" meta:object-count="0" meta:page-count="12" meta:paragraph-count="125" meta:word-count="1034" meta:character-count="7202"/>
  </office:meta>
</office:document-meta>
</file>